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35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ffffff"/>
    </style:style>
    <style:style style:name="ce2" style:family="table-cell" style:parent-style-name="Default" style:data-style-name="N11">
      <style:text-properties fo:color="#ffffff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TWR (my way)</text:p>
          </table:table-cell>
          <table:table-cell office:value-type="string" calcext:value-type="string">
            <text:p>In this TWR calculation, the dividend is added to the final value for each period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o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vidends Per Share</text:p>
          </table:table-cell>
          <table:table-cell office:value-type="string" calcext:value-type="string">
            <text:p>Dividends Received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Running TWR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Modified Dietz Metho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A5]*[.B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5]*[.D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5]*([.F$12]-[.F5])/[.F$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0" calcext:value-type="float">
            <text:p>10</text:p>
          </table:table-cell>
          <table:table-cell table:formula="of:=[.A6]*[.B6]" office:value-type="float" office:value="10.1" calcext:value-type="float">
            <text:p>10.1</text:p>
          </table:table-cell>
          <table:table-cell office:value-type="float" office:value="0.01" calcext:value-type="float">
            <text:p>0.01</text:p>
          </table:table-cell>
          <table:table-cell table:formula="of:=[.B6]*[.D6]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G5]*(1+([.C6]-[.C5]+[.E6])/[.C5])" office:value-type="float" office:value="1.02" calcext:value-type="float">
            <text:p>1.02</text:p>
          </table:table-cell>
          <table:table-cell table:number-columns-repeated="2"/>
          <table:table-cell table:formula="of:=[.E6]*([.F$12]-[.F6])/[.F$12]" office:value-type="float" office:value="0.0997260273972603" calcext:value-type="float">
            <text:p>0.0997260273972603</text:p>
          </table:table-cell>
          <table:table-cell table:number-columns-repeated="6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0" calcext:value-type="float">
            <text:p>10</text:p>
          </table:table-cell>
          <table:table-cell table:formula="of:=[.A7]*[.B7]" office:value-type="float" office:value="10.1" calcext:value-type="float">
            <text:p>10.1</text:p>
          </table:table-cell>
          <table:table-cell office:value-type="float" office:value="0.01" calcext:value-type="float">
            <text:p>0.01</text:p>
          </table:table-cell>
          <table:table-cell table:formula="of:=[.B7]*[.D7]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G6]*(1+([.C7]-[.C6]+[.E7])/[.C6])" office:value-type="float" office:value="1.03009900990099" calcext:value-type="float">
            <text:p>1.03009900990099</text:p>
          </table:table-cell>
          <table:table-cell table:number-columns-repeated="2"/>
          <table:table-cell table:formula="of:=[.E7]*([.F$12]-[.F7])/[.F$12]" office:value-type="float" office:value="0.0972602739726027" calcext:value-type="float">
            <text:p>0.0972602739726027</text:p>
          </table:table-cell>
          <table:table-cell table:number-columns-repeated="6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0" calcext:value-type="float">
            <text:p>10</text:p>
          </table:table-cell>
          <table:table-cell table:formula="of:=[.A8]*[.B8]" office:value-type="float" office:value="10.1" calcext:value-type="float">
            <text:p>10.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G7]*(1+([.C8]-[.C7]+[.E8])/[.C7])" office:value-type="float" office:value="1.03009900990099" calcext:value-type="float">
            <text:p>1.03009900990099</text:p>
          </table:table-cell>
          <table:table-cell table:number-columns-repeated="2"/>
          <table:table-cell table:formula="of:=[.E8]*([.F$12]-[.F8])/[.F$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0" calcext:value-type="float">
            <text:p>10</text:p>
          </table:table-cell>
          <table:table-cell table:formula="of:=[.A9]*[.B9]" office:value-type="float" office:value="10.1" calcext:value-type="float">
            <text:p>10.1</text:p>
          </table:table-cell>
          <table:table-cell office:value-type="float" office:value="0.01" calcext:value-type="float">
            <text:p>0.01</text:p>
          </table:table-cell>
          <table:table-cell table:formula="of:=[.B9]*[.D9]"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table:formula="of:=[.G8]*(1+([.C9]-[.C8]+[.E9])/[.C8])" office:value-type="float" office:value="1.04029800999902" calcext:value-type="float">
            <text:p>1.04029800999902</text:p>
          </table:table-cell>
          <table:table-cell table:number-columns-repeated="2"/>
          <table:table-cell table:formula="of:=[.E9]*([.F$12]-[.F9])/[.F$12]" office:value-type="float" office:value="0.0917808219178082" calcext:value-type="float">
            <text:p>0.0917808219178082</text:p>
          </table:table-cell>
          <table:table-cell table:number-columns-repeated="6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0" calcext:value-type="float">
            <text:p>10</text:p>
          </table:table-cell>
          <table:table-cell table:formula="of:=[.A10]*[.B10]" office:value-type="float" office:value="10.1" calcext:value-type="float">
            <text:p>10.1</text:p>
          </table:table-cell>
          <table:table-cell office:value-type="float" office:value="0.01" calcext:value-type="float">
            <text:p>0.01</text:p>
          </table:table-cell>
          <table:table-cell table:formula="of:=[.B10]*[.D10]"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table:formula="of:=[.G9]*(1+([.C10]-[.C9]+[.E10])/[.C9])" office:value-type="float" office:value="1.05059799029604" calcext:value-type="float">
            <text:p>1.05059799029604</text:p>
          </table:table-cell>
          <table:table-cell table:number-columns-repeated="2"/>
          <table:table-cell table:formula="of:=[.E10]*([.F$12]-[.F10])/[.F$12]" office:value-type="float" office:value="0.0726027397260274" calcext:value-type="float">
            <text:p>0.0726027397260274</text:p>
          </table:table-cell>
          <table:table-cell table:number-columns-repeated="6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0" calcext:value-type="float">
            <text:p>10</text:p>
          </table:table-cell>
          <table:table-cell table:formula="of:=[.A11]*[.B11]" office:value-type="float" office:value="10.1" calcext:value-type="float">
            <text:p>10.1</text:p>
          </table:table-cell>
          <table:table-cell office:value-type="float" office:value="0.01" calcext:value-type="float">
            <text:p>0.01</text:p>
          </table:table-cell>
          <table:table-cell table:formula="of:=[.B11]*[.D11]"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table:formula="of:=[.G10]*(1+([.C11]-[.C10]+[.E11])/[.C10])" office:value-type="float" office:value="1.060999950596" calcext:value-type="float">
            <text:p>1.060999950596</text:p>
          </table:table-cell>
          <table:table-cell table:number-columns-repeated="2"/>
          <table:table-cell table:formula="of:=[.E11]*([.F$12]-[.F11])/[.F$12]" office:value-type="float" office:value="0.0589041095890411" calcext:value-type="float">
            <text:p>0.0589041095890411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table:formula="of:=[.A12]*[.B1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12]*[.D12]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formula="of:=[.G11]*(1+([.C12]-[.C11]+[.E12])/[.C11])" office:value-type="float" office:value="1.15554450064911" calcext:value-type="float">
            <text:p>1.15554450064911</text:p>
          </table:table-cell>
          <table:table-cell table:number-columns-repeated="2"/>
          <table:table-cell table:formula="of:=[.E12]*([.F$12]-[.F12])/[.F$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" table:formula="of:=[.G12]-1" office:value-type="percentage" office:value="0.15554450064911" calcext:value-type="percentage">
            <text:p>15.55%</text:p>
          </table:table-cell>
          <table:table-cell table:style-name="ce2"/>
          <table:table-cell table:style-name="ce2" table:formula="of:=([.C12]-[.C$5]+SUM([.E$5:.E12]))/([.C5]-SUM([.J5:.J12]))" office:value-type="percentage" office:value="0.156580678373277" calcext:value-type="percentage">
            <text:p>15.66%</text:p>
          </table:table-cell>
          <table:table-cell table:number-columns-repeated="2"/>
          <table:table-cell table:formula="of:=([.C12]-[.C$5])/([.C5])" office:value-type="float" office:value="0.1" calcext:value-type="float">
            <text:p>0.1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TWR (others way)</text:p>
          </table:table-cell>
          <table:table-cell office:value-type="string" calcext:value-type="string">
            <text:p>In this TWR calculation, the dividend is subtracted from the basis of the next period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o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vidends Per Share</text:p>
          </table:table-cell>
          <table:table-cell office:value-type="string" calcext:value-type="string">
            <text:p>Dividends Received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Running TWR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A20]*[.B2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0]*[.D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0" calcext:value-type="float">
            <text:p>10</text:p>
          </table:table-cell>
          <table:table-cell table:formula="of:=[.A21]*[.B21]" office:value-type="float" office:value="10.1" calcext:value-type="float">
            <text:p>10.1</text:p>
          </table:table-cell>
          <table:table-cell office:value-type="float" office:value="0.01" calcext:value-type="float">
            <text:p>0.01</text:p>
          </table:table-cell>
          <table:table-cell table:formula="of:=[.B21]*[.D21]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G20]*(1+([.C21]-([.C20]-[.E20]))/[.C20])"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0" calcext:value-type="float">
            <text:p>10</text:p>
          </table:table-cell>
          <table:table-cell table:formula="of:=[.A22]*[.B22]" office:value-type="float" office:value="10.1" calcext:value-type="float">
            <text:p>10.1</text:p>
          </table:table-cell>
          <table:table-cell office:value-type="float" office:value="0.01" calcext:value-type="float">
            <text:p>0.01</text:p>
          </table:table-cell>
          <table:table-cell table:formula="of:=[.B22]*[.D22]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G21]*(1+([.C22]-([.C21]-[.E21]))/[.C21])" office:value-type="float" office:value="1.02" calcext:value-type="float">
            <text:p>1.02</text:p>
          </table:table-cell>
          <table:table-cell office:value-type="string" calcext:value-type="string">
            <text:p>`</text:p>
          </table:table-cell>
          <table:table-cell table:number-columns-repeated="8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0" calcext:value-type="float">
            <text:p>10</text:p>
          </table:table-cell>
          <table:table-cell table:formula="of:=[.A23]*[.B23]" office:value-type="float" office:value="10.1" calcext:value-type="float">
            <text:p>10.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G22]*(1+([.C23]-([.C22]-[.E22]))/[.C22])" office:value-type="float" office:value="1.03009900990099" calcext:value-type="float">
            <text:p>1.03009900990099</text:p>
          </table:table-cell>
          <table:table-cell table:number-columns-repeated="9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0" calcext:value-type="float">
            <text:p>10</text:p>
          </table:table-cell>
          <table:table-cell table:formula="of:=[.A24]*[.B24]" office:value-type="float" office:value="10.1" calcext:value-type="float">
            <text:p>10.1</text:p>
          </table:table-cell>
          <table:table-cell office:value-type="float" office:value="0.01" calcext:value-type="float">
            <text:p>0.01</text:p>
          </table:table-cell>
          <table:table-cell table:formula="of:=[.B24]*[.D24]"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table:formula="of:=[.G23]*(1+([.C24]-([.C23]-[.E23]))/[.C23])" office:value-type="float" office:value="1.03009900990099" calcext:value-type="float">
            <text:p>1.03009900990099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0" calcext:value-type="float">
            <text:p>10</text:p>
          </table:table-cell>
          <table:table-cell table:formula="of:=[.A25]*[.B25]" office:value-type="float" office:value="10.1" calcext:value-type="float">
            <text:p>10.1</text:p>
          </table:table-cell>
          <table:table-cell office:value-type="float" office:value="0.01" calcext:value-type="float">
            <text:p>0.01</text:p>
          </table:table-cell>
          <table:table-cell table:formula="of:=[.B25]*[.D25]"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table:formula="of:=[.G24]*(1+([.C25]-([.C24]-[.E24]))/[.C24])" office:value-type="float" office:value="1.04029800999902" calcext:value-type="float">
            <text:p>1.04029800999902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0" calcext:value-type="float">
            <text:p>10</text:p>
          </table:table-cell>
          <table:table-cell table:formula="of:=[.A26]*[.B26]" office:value-type="float" office:value="10.1" calcext:value-type="float">
            <text:p>10.1</text:p>
          </table:table-cell>
          <table:table-cell office:value-type="float" office:value="0.01" calcext:value-type="float">
            <text:p>0.01</text:p>
          </table:table-cell>
          <table:table-cell table:formula="of:=[.B26]*[.D26]"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table:formula="of:=[.G25]*(1+([.C26]-([.C25]-[.E25]))/[.C25])" office:value-type="float" office:value="1.05059799029604" calcext:value-type="float">
            <text:p>1.05059799029604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table:formula="of:=[.A27]*[.B27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27]*[.D27]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formula="of:=[.G26]*(1+([.C27]-([.C26]-[.E26]))/[.C26])" office:value-type="float" office:value="1.15461759329565" calcext:value-type="float">
            <text:p>1.15461759329565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2" table:formula="of:=[.G27]-1" office:value-type="percentage" office:value="0.154617593295648" calcext:value-type="percentage">
            <text:p>15.46%</text:p>
          </table:table-cell>
          <table:table-cell table:style-name="ce2" table:number-columns-repeated="2"/>
          <table:table-cell table:number-columns-repeated="3"/>
          <table:table-cell table:style-name="Default" table:number-columns-repeated="4"/>
        </table:table-row>
        <table:table-row table:style-name="ro1" table:number-rows-repeated="14">
          <table:table-cell table:style-name="Default" table:number-columns-repeated="16"/>
        </table:table-row>
        <table:table-row table:style-name="ro1">
          <table:table-cell table:style-name="Default" table:number-columns-repeated="6"/>
          <table:table-cell table:style-name="ce3" table:number-columns-repeated="3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5:42:45.313529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6T13:38:29.480481544</meta:creation-date>
    <dc:date>2025-05-21T16:04:32.312217780</dc:date>
    <meta:editing-duration>PT1H50M25S</meta:editing-duration>
    <meta:editing-cycles>6</meta:editing-cycles>
    <meta:generator>LibreOffice/25.2.3.2$Linux_X86_64 LibreOffice_project/520$Build-2</meta:generator>
    <meta:document-statistic meta:table-count="1" meta:cell-count="148" meta:object-count="0"/>
  </office:meta>
</office:document-meta>
</file>